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0.8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40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0.736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034cm" fo:min-width="6.70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9cm" fo:min-width="0.85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61cm" fo:min-width="0.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26cm" fo:min-width="2.08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2cm" fo:min-width="2.016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6.447cm" fo:min-width="17.373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7.115cm" fo:min-width="10.1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53cm" svg:stroke-color="#000000" draw:marker-start-width="0.279cm" draw:marker-end="Rounded_20_large_20_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23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24" style:family="graphic" style:parent-style-name="standard">
      <style:graphic-properties svg:stroke-color="#bbe33d" draw:fill-color="#bbe33d" draw:textarea-horizontal-align="justify" draw:textarea-vertical-align="middle" draw:auto-grow-height="false" fo:min-height="0.23cm" fo:min-width="0.60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13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6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29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30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96cm" fo:min-width="0.608cm"/>
      <style:paragraph-properties style:writing-mode="lr-tb"/>
    </style:style>
    <style:style style:name="gr31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1.024cm"/>
      <style:paragraph-properties style:writing-mode="lr-tb"/>
    </style:style>
    <style:style style:name="gr32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0.7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077cm" fo:min-width="1.40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281cm" fo:min-width="1.40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274cm" fo:min-width="3.183cm"/>
      <style:paragraph-properties style:writing-mode="lr-tb"/>
    </style:style>
    <style:style style:name="gr36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0.638cm" fo:min-width="7.594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7.209cm" fo:min-width="16.103cm" fo:padding-top="0.142cm" fo:padding-bottom="0.142cm" fo:padding-left="0.267cm" fo:padding-right="0.267cm"/>
    </style:style>
    <style:style style:name="gr38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3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svg:stroke-color="#81d41a" draw:fill-color="#81d41a" draw:textarea-horizontal-align="justify" draw:textarea-vertical-align="middle" draw:auto-grow-height="false" fo:min-height="0.258cm" fo:min-width="9.406cm"/>
      <style:paragraph-properties style:writing-mode="lr-tb"/>
    </style:style>
    <style:style style:name="P1" style:family="paragraph">
      <style:paragraph-properties fo:text-align="center" style:writing-mode="lr-tb"/>
      <style:text-properties style:text-underline-style="none"/>
    </style:style>
    <style:style style:name="P2" style:family="paragraph">
      <loext:graphic-properties draw:fill="solid"/>
      <style:paragraph-properties fo:text-align="center"/>
      <style:text-properties style:text-underline-style="none"/>
    </style:style>
    <style:style style:name="P3" style:family="paragraph">
      <loext:graphic-properties draw:fill-color="#ffffff" draw:opacity="0%"/>
      <style:paragraph-properties fo:text-align="center"/>
      <style:text-properties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5" style:family="paragraph">
      <style:paragraph-properties fo:text-align="center" style:writing-mode="lr-tb"/>
      <style:text-properties style:font-name="Arial" fo:font-size="9pt" style:text-underline-style="none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7" style:family="paragraph">
      <style:paragraph-properties fo:text-align="center" style:writing-mode="lr-tb"/>
      <style:text-properties style:font-name="Arial" style:text-underline-style="none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style:text-underline-styl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text-underline-style="none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text-underline-style="none" style:font-size-asian="10pt" style:font-size-complex="10pt"/>
    </style:style>
    <style:style style:name="P12" style:family="paragraph">
      <style:paragraph-properties fo:text-align="center" style:writing-mode="lr-tb"/>
      <style:text-properties style:font-name="Arial" fo:font-size="6pt" style:text-underline-style="none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fo:color="#c9211e" style:text-underline-style="none"/>
    </style:style>
    <style:style style:name="P1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style:font-name="Arial"/>
    </style:style>
    <style:style style:name="P17" style:family="paragraph">
      <loext:graphic-properties draw:fill-color="#ffa6a6"/>
      <style:paragraph-properties fo:text-align="center" style:writing-mode="lr-tb"/>
      <style:text-properties style:font-name="Arial"/>
    </style:style>
    <style:style style:name="P18" style:family="paragraph">
      <loext:graphic-properties draw:fill-color="#bbe33d"/>
      <style:paragraph-properties fo:text-align="center" style:writing-mode="lr-tb"/>
      <style:text-properties style:font-name="Arial"/>
    </style:style>
    <style:style style:name="P19" style:family="paragraph">
      <loext:graphic-properties draw:fill-color="#ffffff"/>
      <style:paragraph-properties fo:text-align="center" style:writing-mode="lr-tb"/>
      <style:text-properties style:font-name="Ari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2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-color="#81d41a"/>
      <style:paragraph-properties fo:text-align="center" style:writing-mode="lr-tb"/>
    </style:style>
    <style:style style:name="T1" style:family="text">
      <style:text-properties fo:font-size="11pt" style:text-underline-style="none" style:font-size-asian="11pt" style:font-size-complex="11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7pt" style:text-underline-style="none" style:font-size-asian="7pt" style:font-size-complex="7pt"/>
    </style:style>
    <style:style style:name="T4" style:family="text">
      <style:text-properties fo:font-size="6pt" style:text-underline-style="none" style:font-size-asian="6pt" style:font-size-complex="6pt"/>
    </style:style>
    <style:style style:name="T5" style:family="text">
      <style:text-properties style:text-underline-style="none"/>
    </style:style>
    <style:style style:name="T6" style:family="text">
      <style:text-properties style:font-name="Arial" fo:font-size="9pt" style:text-underline-style="none" style:font-size-asian="9pt" style:font-size-complex="9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4pt" style:text-underline-style="none" style:font-size-asian="14pt" style:font-size-complex="14pt"/>
    </style:style>
    <style:style style:name="T9" style:family="text">
      <style:text-properties style:font-name="Arial" fo:font-size="8pt" style:text-underline-style="none" style:font-size-asian="8pt" style:font-size-complex="8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style:font-name="Arial" fo:font-size="7pt" style:text-underline-style="none" style:font-size-asian="7pt" style:font-size-complex="7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6pt" style:text-underline-style="none" style:font-size-asian="6pt" style:font-size-complex="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font-size="7pt" style:text-underline-style="none" style:font-size-asian="7pt" style:font-size-complex="7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text-underline-style="none" style:font-size-asian="16pt" style:font-size-complex="16pt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6pt" style:font-size-asian="6pt" style:font-size-complex="6pt"/>
    </style:style>
    <style:style style:name="T22" style:family="text">
      <style:text-properties style:font-name="Arial" fo:font-size="7pt" style:font-size-asian="7pt" style:font-size-complex="7pt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4.40000009536743pt" style:font-size-asian="4.40000009536743pt" style:font-size-complex="4.40000009536743pt"/>
    </style:style>
    <style:style style:name="T25" style:family="text">
      <style:text-properties style:font-name="Arial" fo:font-size="8pt" style:font-size-asian="8pt" style:font-size-complex="8pt"/>
    </style:style>
    <style:style style:name="T26" style:family="text">
      <style:text-properties style:font-name="Arial" fo:font-size="5.40000009536743pt" style:font-size-asian="5.40000009536743pt" style:font-size-complex="5.40000009536743pt"/>
    </style:style>
    <style:style style:name="T27" style:family="text">
      <style:text-properties style:font-name="Arial" fo:font-size="4pt" style:font-size-asian="4pt" style:font-size-complex="4pt"/>
    </style:style>
    <style:style style:name="T28" style:family="text">
      <style:text-properties style:font-name="Arial" fo:font-size="4pt" style:text-underline-style="none" style:font-size-asian="4pt" style:font-size-complex="4pt"/>
    </style:style>
    <style:style style:name="T29" style:family="text">
      <style:text-properties fo:font-size="9pt" style:text-underline-style="none" style:font-size-asian="9pt" style:font-size-complex="9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style:font-name="Latin Modern Math" fo:font-size="9pt" style:text-underline-style="none" style:font-size-asian="9pt" style:font-size-complex="9pt"/>
    </style:style>
    <style:style style:name="T35" style:family="text">
      <style:text-properties style:text-position="-33% 58%" style:font-name="Latin Modern Math" fo:font-size="9pt" style:text-underline-style="none" style:font-size-asian="9pt" style:font-size-complex="9pt"/>
    </style:style>
    <style:style style:name="T36" style:family="text">
      <style:text-properties fo:font-size="10.5pt" style:text-underline-style="none" style:font-size-asian="10.5pt" style:font-size-complex="10.5pt"/>
    </style:style>
    <style:style style:name="T3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1.397cm" svg:x="1.289cm" svg:y="11.361cm">
          <text:p text:style-name="P1"><text:span text:style-name="T1">All-atom </text:span></text:p>
          <text:p text:style-name="P1"><text:span text:style-name="T1">pd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2" draw:id="id2" draw:layer="layout" svg:width="1.905cm" svg:height="1.397cm" svg:x="3.891cm" svg:y="11.361cm">
          <text:p text:style-name="P1"><text:span text:style-name="T2">Curves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3.229cm" svg:y1="12.06cm" svg:x2="3.891cm" svg:y2="12.06cm" draw:start-shape="id1" draw:start-glue-point="9" draw:end-shape="id2" draw:end-glue-point="5" svg:d="M3229 12060h662" svg:viewBox="0 0 663 1">
          <text:p/>
        </draw:connector>
        <draw:custom-shape draw:style-name="gr4" draw:text-style-name="P1" xml:id="id3" draw:id="id3" draw:layer="layout" svg:width="2.032cm" svg:height="1.143cm" svg:x="6.366cm" svg:y="11.107cm">
          <text:p text:style-name="P1"><text:span text:style-name="T3">r+bdna.lis</text:span></text:p>
          <text:p text:style-name="P1"><text:span text:style-name="T3">(structural </text:span></text:p>
          <text:p text:style-name="P1"><text:span text:style-name="T3">parameter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2.032cm" svg:height="1.143cm" svg:x="6.239cm" svg:y="12.504cm">
          <text:p text:style-name="P1"><text:span text:style-name="T4">r+bdna_X.pdb</text:span></text:p>
          <text:p text:style-name="P1"><text:span text:style-name="T4">(helical axi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type="line" svg:x1="5.796cm" svg:y1="12.06cm" svg:x2="6.569cm" svg:y2="11.679cm" draw:start-shape="id2" draw:start-glue-point="7" draw:end-shape="id3" draw:end-glue-point="6" svg:d="M5796 12060l773-381" svg:viewBox="0 0 774 382">
          <text:p/>
        </draw:connector>
        <draw:connector draw:style-name="gr3" draw:text-style-name="P2" draw:layer="layout" draw:type="line" svg:x1="5.796cm" svg:y1="12.06cm" svg:x2="6.442cm" svg:y2="13.076cm" draw:start-shape="id2" draw:start-glue-point="7" draw:end-shape="id4" draw:end-glue-point="6" svg:d="M5796 12060l646 1016" svg:viewBox="0 0 647 1017">
          <text:p/>
        </draw:connector>
        <draw:custom-shape draw:style-name="gr5" draw:text-style-name="P3" draw:layer="layout" svg:width="7.239cm" svg:height="4.318cm" svg:x="1.254cm" svg:y="10.0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56cm" svg:height="0.962cm" svg:x="1.408cm" svg:y="10.091cm">
          <draw:text-box>
            <text:p><text:span text:style-name="T5">CurveExe</text:span></text:p>
          </draw:text-box>
        </draw:frame>
        <draw:custom-shape draw:style-name="gr7" draw:text-style-name="P5" xml:id="id7" draw:id="id7" draw:layer="layout" svg:width="2.709cm" svg:height="2.837cm" svg:x="12.578cm" svg:y="3.684cm">
          <text:p text:style-name="P5"><text:span text:style-name="T6">If</text:span></text:p>
          <text:p text:style-name="P5"><text:span text:style-name="T6">pdb_xtc contains</text:span></text:p>
          <text:p text:style-name="P5"><text:span text:style-name="T6">1.{type_na}.pdb</text:span></text:p>
          <text:p text:style-name="P5"><text:span text:style-name="T6">2.{type_na}.xt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xml:id="id6" draw:id="id6" draw:layer="layout" svg:width="2.159cm" svg:height="1.524cm" svg:x="5.064cm" svg:y="4.362cm">
          <text:p text:style-name="P6"><text:span text:style-name="T7">{rootfolder}</text:span></text:p>
          <text:p text:style-name="P6"><text:span text:style-name="T7">{host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7" xml:id="id5" draw:id="id5" draw:layer="layout" svg:width="1.43cm" svg:height="1.291cm" svg:x="2.27cm" svg:y="4.59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3.7cm" svg:y1="5.241cm" svg:x2="5.064cm" svg:y2="5.124cm" draw:start-shape="id5" draw:start-glue-point="7" draw:end-shape="id6" draw:end-glue-point="5" svg:d="M3700 5241l1364-117" svg:viewBox="0 0 1365 118">
          <text:p/>
        </draw:connector>
        <draw:custom-shape draw:style-name="gr10" draw:text-style-name="P7" xml:id="id8" draw:id="id8" draw:layer="layout" svg:width="2.794cm" svg:height="1.27cm" svg:x="16.938cm" svg:y="2.965cm">
          <text:p text:style-name="P7"><text:span text:style-name="T9">copy_input_pdb_xtc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9" draw:layer="layout" svg:x1="15.287cm" svg:y1="5.103cm" svg:x2="18.335cm" svg:y2="4.235cm" draw:start-shape="id7" draw:start-glue-point="7" draw:end-shape="id8" draw:end-glue-point="6" svg:d="M15287 5103h3048v-868" svg:viewBox="0 0 3049 869">
          <text:p text:style-name="P8"><text:span text:style-name="T10"/></text:p>
          <text:p text:style-name="P8"><text:span text:style-name="T10">no</text:span></text:p>
        </draw:connector>
        <draw:connector draw:style-name="gr3" draw:text-style-name="P2" draw:layer="layout" svg:x1="18.335cm" svg:y1="2.965cm" svg:x2="13.933cm" svg:y2="3.684cm" draw:start-shape="id8" draw:start-glue-point="4" draw:end-shape="id7" draw:end-glue-point="4" svg:d="M18335 2965v-501h-4402v1220" svg:viewBox="0 0 4403 1221">
          <text:p/>
        </draw:connector>
        <draw:custom-shape draw:style-name="gr12" draw:text-style-name="P1" xml:id="id9" draw:id="id9" draw:layer="layout" svg:width="3.683cm" svg:height="1.397cm" svg:x="8.239cm" svg:y="4.362cm">
          <text:p text:style-name="P1"><text:span text:style-name="T2">initialize_fold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7.223cm" svg:y1="5.124cm" svg:x2="8.239cm" svg:y2="5.061cm" draw:start-shape="id6" draw:start-glue-point="7" draw:end-shape="id9" draw:end-glue-point="5" svg:d="M7223 5124l1016-63" svg:viewBox="0 0 1017 64">
          <text:p/>
        </draw:connector>
        <draw:connector draw:style-name="gr3" draw:text-style-name="P2" draw:layer="layout" draw:type="line" svg:x1="11.922cm" svg:y1="5.06cm" svg:x2="12.578cm" svg:y2="5.103cm" draw:start-shape="id9" draw:end-shape="id7" draw:end-glue-point="5" svg:d="M11922 5060l656 43" svg:viewBox="0 0 657 44">
          <text:p/>
        </draw:connector>
        <draw:custom-shape draw:style-name="gr12" draw:text-style-name="P1" xml:id="id10" draw:id="id10" draw:layer="layout" svg:width="3.683cm" svg:height="1.397cm" svg:x="12.049cm" svg:y="9.545cm">
          <text:p text:style-name="P1"><text:span text:style-name="T1">extract_single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11" draw:id="id11" draw:layer="layout" svg:width="2.921cm" svg:height="1.905cm" svg:x="12.43cm" svg:y="11.677cm">
          <text:p text:style-name="P1"><text:span text:style-name="T1">Multiple .pdb</text:span></text:p>
          <text:p text:style-name="P1"><text:span text:style-name="T1">{# of 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2" draw:layer="layout" draw:type="line" svg:x1="13.89cm" svg:y1="10.942cm" svg:x2="13.891cm" svg:y2="11.677cm" draw:start-shape="id10" draw:start-glue-point="6" draw:end-shape="id11" draw:end-glue-point="4" svg:d="M13890 10942l1 735" svg:viewBox="0 0 2 736">
          <text:p/>
        </draw:connector>
        <draw:custom-shape draw:style-name="gr12" draw:text-style-name="P1" xml:id="id14" draw:id="id14" draw:layer="layout" svg:width="3.683cm" svg:height="1.397cm" svg:x="12.076cm" svg:y="17.816cm">
          <text:p text:style-name="P1"><text:span text:style-name="T1">Curve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709cm" svg:height="2.837cm" svg:x="12.542cm" svg:y="14.198cm">
          <text:p text:style-name="P5"><text:span text:style-name="T11">If</text:span></text:p>
          <text:p text:style-name="P5"><text:span text:style-name="T11">{# of .pdb} == {n_frame}</text:span></text:p>
          <text:p text:style-name="P5"><text:span text:style-name="T6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6" xml:id="id12" draw:id="id12" draw:layer="layout" svg:width="2.159cm" svg:height="1.524cm" svg:x="9.628cm" svg:y="14.833cm">
          <text:p text:style-name="P6"><text:span text:style-name="T7">{n_frame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2" draw:layer="layout" draw:type="line" svg:x1="11.787cm" svg:y1="15.595cm" svg:x2="12.542cm" svg:y2="15.617cm" draw:start-shape="id12" draw:start-glue-point="7" draw:end-shape="id13" draw:end-glue-point="5" svg:d="M11787 15595l755 22" svg:viewBox="0 0 756 23">
          <text:p/>
        </draw:connector>
        <draw:connector draw:style-name="gr3" draw:text-style-name="P2" draw:layer="layout" draw:type="line" svg:x1="13.891cm" svg:y1="13.432cm" svg:x2="13.897cm" svg:y2="14.198cm" draw:start-shape="id11" draw:start-glue-point="6" draw:end-shape="id13" draw:end-glue-point="4" svg:d="M13891 13432l6 766" svg:viewBox="0 0 7 767">
          <text:p/>
        </draw:connector>
        <draw:connector draw:style-name="gr11" draw:text-style-name="P9" draw:layer="layout" draw:line-skew="0.389cm" svg:x1="15.251cm" svg:y1="15.617cm" svg:x2="15.732cm" svg:y2="10.244cm" draw:start-shape="id13" draw:start-glue-point="7" draw:end-shape="id10" draw:end-glue-point="7" svg:d="M15251 15617h1370v-5373h-889" svg:viewBox="0 0 1371 5374">
          <text:p text:style-name="P8"><text:span text:style-name="T5"><text:s text:c="12"/></text:span><text:span text:style-name="T5">no</text:span></text:p>
        </draw:connector>
        <draw:connector draw:style-name="gr11" draw:text-style-name="P9" draw:layer="layout" draw:type="line" svg:x1="13.897cm" svg:y1="17.035cm" svg:x2="13.917cm" svg:y2="17.816cm" draw:start-shape="id13" draw:start-glue-point="6" draw:end-shape="id14" draw:end-glue-point="4" svg:d="M13897 17035l20 781" svg:viewBox="0 0 21 782">
          <text:p text:style-name="P8"><text:span text:style-name="T5"><text:s text:c="8"/></text:span><text:span text:style-name="T5">yes</text:span></text:p>
        </draw:connector>
        <draw:custom-shape draw:style-name="gr13" draw:text-style-name="P1" xml:id="id15" draw:id="id15" draw:layer="layout" svg:width="2.921cm" svg:height="1.905cm" svg:x="10.733cm" svg:y="20.121cm">
          <text:p text:style-name="P1"><text:span text:style-name="T1"><text:s/></text:span><text:span text:style-name="T1">.li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1" xml:id="id16" draw:id="id16" draw:layer="layout" svg:width="2.921cm" svg:height="1.905cm" svg:x="14.797cm" svg:y="20.121cm">
          <text:p text:style-name="P10"><text:span text:style-name="T10"><text:s/></text:span><text:span text:style-name="T10">.pdb</text:span></text:p>
          <text:p text:style-name="P10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2" xml:id="id17" draw:id="id17" draw:layer="layout" svg:width="2.709cm" svg:height="2.837cm" svg:x="12.865cm" svg:y="23.091cm">
          <text:p text:style-name="P12"><text:span text:style-name="T13">If</text:span></text:p>
          <text:p text:style-name="P12"><text:span text:style-name="T13">({# of .lis} == {n_frame})</text:span></text:p>
          <text:p text:style-name="P12"><text:span text:style-name="T14">And (</text:span><text:span text:style-name="T13">{# of _X.pdb} == {n_frame}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3.917cm" svg:y1="19.213cm" svg:x2="12.194cm" svg:y2="20.121cm" draw:start-shape="id14" draw:start-glue-point="6" draw:end-shape="id15" draw:end-glue-point="4" svg:d="M13917 19213l-1723 908" svg:viewBox="0 0 1724 909">
          <text:p/>
        </draw:connector>
        <draw:connector draw:style-name="gr3" draw:text-style-name="P2" draw:layer="layout" draw:type="line" svg:x1="13.917cm" svg:y1="19.213cm" svg:x2="16.258cm" svg:y2="20.121cm" draw:start-shape="id14" draw:start-glue-point="6" draw:end-shape="id16" draw:end-glue-point="4" svg:d="M13917 19213l2341 908" svg:viewBox="0 0 2342 909">
          <text:p/>
        </draw:connector>
        <draw:connector draw:style-name="gr3" draw:text-style-name="P2" draw:layer="layout" svg:x1="14.797cm" svg:y1="21.074cm" svg:x2="14.22cm" svg:y2="23.091cm" draw:start-shape="id16" draw:start-glue-point="5" draw:end-shape="id17" draw:end-glue-point="4" svg:d="M14797 21074h-577v2017" svg:viewBox="0 0 578 2018">
          <text:p/>
        </draw:connector>
        <draw:connector draw:style-name="gr3" draw:text-style-name="P2" draw:layer="layout" svg:x1="10.733cm" svg:y1="21.074cm" svg:x2="12.865cm" svg:y2="24.51cm" draw:start-shape="id15" draw:start-glue-point="5" draw:end-shape="id17" draw:end-glue-point="5" svg:d="M10733 21074h-502v3436h2634" svg:viewBox="0 0 2635 3437">
          <text:p/>
        </draw:connector>
        <draw:custom-shape draw:style-name="gr9" draw:text-style-name="P7" xml:id="id18" draw:id="id18" draw:layer="layout" svg:width="1.43cm" svg:height="1.291cm" svg:x="10.168cm" svg:y="25.209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draw:type="line" svg:x1="14.22cm" svg:y1="25.928cm" svg:x2="11.598cm" svg:y2="25.855cm" draw:start-shape="id17" draw:start-glue-point="6" draw:end-shape="id18" draw:end-glue-point="7" svg:d="M14220 25928l-2622-73" svg:viewBox="0 0 2623 74">
          <text:p text:style-name="P8"><text:span text:style-name="T5"><text:s text:c="8"/></text:span><text:span text:style-name="T5">yes</text:span></text:p>
        </draw:connector>
        <draw:connector draw:style-name="gr11" draw:text-style-name="P9" draw:layer="layout" draw:line-skew="3.081cm" svg:x1="15.574cm" svg:y1="24.51cm" svg:x2="15.759cm" svg:y2="18.515cm" draw:start-shape="id17" draw:start-glue-point="7" draw:end-shape="id14" draw:end-glue-point="7" svg:d="M15574 24510h3766v-5995h-3581" svg:viewBox="0 0 3767 5996">
          <text:p text:style-name="P8"><text:span text:style-name="T5"><text:s text:c="17"/>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no</text:span></text:p>
        </draw:connector>
        <draw:frame draw:style-name="gr15" draw:text-style-name="P13" draw:layer="layout" svg:width="3.429cm" svg:height="1.143cm" svg:x="12.303cm" svg:y="3.921cm">
          <draw:text-box>
            <text:p><text:span text:style-name="T15">check_input_pdb_xtc()</text:span></text:p>
          </draw:text-box>
        </draw:frame>
        <draw:custom-shape draw:style-name="gr16" draw:text-style-name="P3" xml:id="id19" draw:id="id19" draw:layer="layout" svg:width="17.907cm" svg:height="6.731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0" draw:id="id20" draw:layer="layout" svg:width="15.367cm" svg:height="0.762cm" svg:x="3.159cm" svg:y="1.281cm">
          <text:p text:style-name="P6"><text:span text:style-name="T5">smsl_na/notebooks/curves/setup_preliminary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2" draw:layer="layout" svg:x1="1.889cm" svg:y1="5.508cm" svg:x2="3.159cm" svg:y2="1.662cm" draw:start-shape="id19" draw:start-glue-point="3" draw:end-shape="id20" draw:end-glue-point="5" svg:d="M1889 5508h-519v-3846h1789" svg:viewBox="0 0 1790 3847">
          <text:p/>
        </draw:connector>
        <draw:custom-shape draw:style-name="gr12" draw:text-style-name="P1" xml:id="id21" draw:id="id21" draw:layer="layout" svg:width="3.683cm" svg:height="1.397cm" svg:x="12.176cm" svg:y="7.177cm">
          <text:p text:style-name="P1"><text:span text:style-name="T16">vim_check_pdb()</text:span></text:p>
          <text:p text:style-name="P1"><text:span text:style-name="T16">change_input_pdb_resi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3.933cm" svg:y1="6.521cm" svg:x2="14.017cm" svg:y2="7.177cm" draw:start-shape="id7" draw:start-glue-point="6" draw:end-shape="id21" draw:end-glue-point="4" svg:d="M13933 6521l84 656" svg:viewBox="0 0 85 657">
          <text:p/>
        </draw:connector>
        <draw:connector draw:style-name="gr3" draw:text-style-name="P15" draw:layer="layout" draw:type="line" svg:x1="14.017cm" svg:y1="8.574cm" svg:x2="13.89cm" svg:y2="9.545cm" draw:start-shape="id21" draw:start-glue-point="6" draw:end-shape="id10" draw:end-glue-point="4" svg:d="M14017 8574l-127 971" svg:viewBox="0 0 128 972">
          <text:p/>
        </draw:connector>
        <draw:custom-shape draw:style-name="gr19" draw:text-style-name="P14" xml:id="id23" draw:id="id23" draw:layer="layout" svg:width="15.367cm" svg:height="0.762cm" svg:x="3.286cm" svg:y="27.289cm">
          <text:p text:style-name="P6"><text:span text:style-name="T17">smsl_na/notebooks/curves/</text:span><text:span text:style-name="T18">extract_pdb_exec_curves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22" draw:id="id22" draw:layer="layout" svg:width="10.668cm" svg:height="17.399cm" svg:x="9.001cm" svg:y="9.255cm">
          <text:p/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-1.149cm" svg:x1="9.001cm" svg:y1="17.954cm" svg:x2="3.286cm" svg:y2="27.67cm" draw:start-shape="id22" draw:start-glue-point="3" draw:end-shape="id23" draw:end-glue-point="5" svg:d="M9001 17954h-7366v9716h1651" svg:viewBox="0 0 7367 9717">
          <text:p/>
        </draw:connector>
      </draw:page>
      <draw:page draw:name="page2" draw:style-name="dp1" draw:master-page-name="Default">
        <draw:custom-shape draw:style-name="gr22" draw:text-style-name="P17" xml:id="id27" draw:id="id27" draw:layer="layout" svg:width="1.524cm" svg:height="1.143cm" svg:x="8.88cm" svg:y="6.029cm">
          <text:p text:style-name="P16"><text:span text:style-name="T19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24" draw:id="id24" draw:layer="layout" svg:width="1.524cm" svg:height="1.143cm" svg:x="2.286cm" svg:y="8.326cm">
          <text:p text:style-name="P16"><text:span text:style-name="T20">pdb_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5" draw:id="id25" draw:layer="layout" svg:width="1.524cm" svg:height="1.143cm" svg:x="1.143cm" svg:y="10.377cm">
          <text:p text:style-name="P16"><text:span text:style-name="T21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6" draw:id="id26" draw:layer="layout" svg:width="1.524cm" svg:height="1.143cm" svg:x="3.175cm" svg:y="10.377cm">
          <text:p text:style-name="P16"><text:span text:style-name="T21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3.048cm" svg:y1="9.469cm" svg:x2="1.905cm" svg:y2="10.377cm" draw:start-shape="id24" draw:start-glue-point="6" draw:end-shape="id25" draw:end-glue-point="4" svg:d="M3048 9469l-1143 908" svg:viewBox="0 0 1144 909">
          <text:p/>
        </draw:connector>
        <draw:connector draw:style-name="gr3" draw:text-style-name="P15" draw:layer="layout" draw:type="line" svg:x1="3.048cm" svg:y1="9.469cm" svg:x2="3.937cm" svg:y2="10.377cm" draw:start-shape="id24" draw:start-glue-point="6" draw:end-shape="id26" draw:end-glue-point="4" svg:d="M3048 9469l889 908" svg:viewBox="0 0 890 909">
          <text:p/>
        </draw:connector>
        <draw:connector draw:style-name="gr3" draw:text-style-name="P15" draw:layer="layout" draw:type="line" svg:x1="9.642cm" svg:y1="7.172cm" svg:x2="3.048cm" svg:y2="8.326cm" draw:start-shape="id27" draw:start-glue-point="6" draw:end-shape="id24" draw:end-glue-point="4" svg:d="M9642 7172l-6594 1154" svg:viewBox="0 0 6595 1155">
          <text:p/>
        </draw:connector>
        <draw:custom-shape draw:style-name="gr22" draw:text-style-name="P17" xml:id="id28" draw:id="id28" draw:layer="layout" svg:width="1.524cm" svg:height="1.143cm" svg:x="8.493cm" svg:y="8.366cm">
          <text:p text:style-name="P16"><text:span text:style-name="T22">single_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1" draw:id="id31" draw:layer="layout" svg:width="1.524cm" svg:height="1.143cm" svg:x="11.834cm" svg:y="8.395cm">
          <text:p text:style-name="P16"><text:span text:style-name="T23">l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4" draw:id="id34" draw:layer="layout" svg:width="1.524cm" svg:height="1.143cm" svg:x="15.466cm" svg:y="8.395cm">
          <text:p text:style-name="P16"><text:span text:style-name="T21">haxis_smoo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8" xml:id="id29" draw:id="id29" draw:layer="layout" svg:width="1.105cm" svg:height="0.48cm" svg:x="8.659cm" svg:y="10.981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9" draw:layer="layout" svg:width="0.635cm" svg:height="0.479cm" svg:x="9.809cm" svg:y="10.936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0" draw:id="id30" draw:layer="layout" svg:width="1.105cm" svg:height="0.48cm" svg:x="10.398cm" svg:y="10.934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255cm" svg:y1="9.509cm" svg:x2="9.212cm" svg:y2="10.981cm" draw:start-shape="id28" draw:start-glue-point="6" draw:end-shape="id29" draw:end-glue-point="4" svg:d="M9255 9509l-43 1472" svg:viewBox="0 0 44 1473">
          <text:p/>
        </draw:connector>
        <draw:connector draw:style-name="gr3" draw:text-style-name="P15" draw:layer="layout" draw:type="line" svg:x1="9.255cm" svg:y1="9.509cm" svg:x2="10.951cm" svg:y2="10.934cm" draw:start-shape="id28" draw:start-glue-point="6" draw:end-shape="id30" draw:end-glue-point="4" svg:d="M9255 9509l1696 1425" svg:viewBox="0 0 1697 1426">
          <text:p/>
        </draw:connector>
        <draw:custom-shape draw:style-name="gr24" draw:text-style-name="P18" xml:id="id32" draw:id="id32" draw:layer="layout" svg:width="1.105cm" svg:height="0.48cm" svg:x="12.28cm" svg:y="10.997cm">
          <text:p text:style-name="P16"><text:span text:style-name="T21">1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9" draw:layer="layout" svg:width="0.381cm" svg:height="0.479cm" svg:x="13.446cm" svg:y="10.998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3" draw:id="id33" draw:layer="layout" svg:width="1.105cm" svg:height="0.48cm" svg:x="14.285cm" svg:y="10.998cm">
          <text:p text:style-name="P16"><text:span text:style-name="T24">{n_frame}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2.596cm" svg:y1="9.538cm" svg:x2="12.833cm" svg:y2="10.997cm" draw:start-shape="id31" draw:start-glue-point="6" draw:end-shape="id32" draw:end-glue-point="4" svg:d="M12596 9538l237 1459" svg:viewBox="0 0 238 1460">
          <text:p/>
        </draw:connector>
        <draw:connector draw:style-name="gr3" draw:text-style-name="P15" draw:layer="layout" draw:type="line" svg:x1="12.596cm" svg:y1="9.538cm" svg:x2="14.838cm" svg:y2="10.998cm" draw:start-shape="id31" draw:start-glue-point="6" draw:end-shape="id33" draw:end-glue-point="4" svg:d="M12596 9538l2242 1460" svg:viewBox="0 0 2243 1461">
          <text:p/>
        </draw:connector>
        <draw:connector draw:style-name="gr3" draw:text-style-name="P15" draw:layer="layout" draw:type="line" svg:x1="9.642cm" svg:y1="7.172cm" svg:x2="9.255cm" svg:y2="8.366cm" draw:start-shape="id27" draw:start-glue-point="6" draw:end-shape="id28" draw:end-glue-point="4" svg:d="M9642 7172l-387 1194" svg:viewBox="0 0 388 1195">
          <text:p/>
        </draw:connector>
        <draw:connector draw:style-name="gr3" draw:text-style-name="P15" draw:layer="layout" draw:type="line" svg:x1="9.642cm" svg:y1="7.172cm" svg:x2="12.596cm" svg:y2="8.395cm" draw:start-shape="id27" draw:start-glue-point="6" draw:end-shape="id31" draw:end-glue-point="4" svg:d="M9642 7172l2954 1223" svg:viewBox="0 0 2955 1224">
          <text:p/>
        </draw:connector>
        <draw:connector draw:style-name="gr3" draw:text-style-name="P15" draw:layer="layout" draw:type="line" svg:x1="9.642cm" svg:y1="7.172cm" svg:x2="16.228cm" svg:y2="8.395cm" draw:start-shape="id27" draw:start-glue-point="6" draw:end-shape="id34" draw:end-glue-point="4" svg:d="M9642 7172l6586 1223" svg:viewBox="0 0 6587 1224">
          <text:p/>
        </draw:connector>
        <draw:custom-shape draw:style-name="gr24" draw:text-style-name="P18" xml:id="id35" draw:id="id35" draw:layer="layout" svg:width="1.105cm" svg:height="0.48cm" svg:x="15.722cm" svg:y="10.982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6.811cm" svg:y="10.982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6" draw:id="id36" draw:layer="layout" svg:width="1.105cm" svg:height="0.48cm" svg:x="18.008cm" svg:y="10.982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6.228cm" svg:y1="9.538cm" svg:x2="16.275cm" svg:y2="10.982cm" draw:start-shape="id34" draw:start-glue-point="6" draw:end-shape="id35" draw:end-glue-point="4" svg:d="M16228 9538l47 1444" svg:viewBox="0 0 48 1445">
          <text:p/>
        </draw:connector>
        <draw:connector draw:style-name="gr3" draw:text-style-name="P15" draw:layer="layout" draw:type="line" svg:x1="16.228cm" svg:y1="9.538cm" svg:x2="18.561cm" svg:y2="10.982cm" draw:start-shape="id34" draw:start-glue-point="6" draw:end-shape="id36" draw:end-glue-point="4" svg:d="M16228 9538l2333 1444" svg:viewBox="0 0 2334 1445">
          <text:p/>
        </draw:connector>
        <draw:frame draw:style-name="gr28" draw:text-style-name="P20" draw:layer="layout" svg:width="4.572cm" svg:height="2.032cm" svg:x="3.038cm" svg:y="4.886cm">
          <draw:text-box>
            <text:p>Directory Tree</text:p>
          </draw:text-box>
        </draw:frame>
        <draw:custom-shape draw:style-name="gr22" draw:text-style-name="P17" xml:id="id37" draw:id="id37" draw:layer="layout" svg:width="1.524cm" svg:height="1.143cm" svg:x="17.764cm" svg:y="8.366cm">
          <text:p text:style-name="P16"><text:span text:style-name="T25">work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8.526cm" svg:y2="8.366cm" draw:start-shape="id27" draw:start-glue-point="6" draw:end-shape="id37" draw:end-glue-point="4" svg:d="M9642 7172l8884 1194" svg:viewBox="0 0 8885 1195">
          <text:p/>
        </draw:connector>
        <draw:custom-shape draw:style-name="gr22" draw:text-style-name="P17" xml:id="id38" draw:id="id38" draw:layer="layout" svg:width="1.524cm" svg:height="1.143cm" svg:x="4.937cm" svg:y="8.366cm">
          <text:p text:style-name="P16"><text:span text:style-name="T21">discre_pdb_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5.699cm" svg:y2="8.366cm" draw:start-shape="id27" draw:start-glue-point="6" draw:end-shape="id38" draw:end-glue-point="4" svg:d="M9642 7172l-3943 1194" svg:viewBox="0 0 3944 1195">
          <text:p/>
        </draw:connector>
        <draw:custom-shape draw:style-name="gr29" draw:text-style-name="P22" xml:id="id40" draw:id="id40" draw:layer="layout" svg:width="1.524cm" svg:height="1.143cm" svg:x="4.872cm" svg:y="13.319cm">
          <text:p text:style-name="P21"><text:span text:style-name="T26">discretized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8" xml:id="id39" draw:id="id39" draw:layer="layout" svg:width="1.524cm" svg:height="1.143cm" svg:x="3.221cm" svg:y="13.319cm">
          <text:p text:style-name="P21"><text:span text:style-name="T26">discretized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5.699cm" svg:y1="9.509cm" svg:x2="3.983cm" svg:y2="13.319cm" draw:start-shape="id38" draw:start-glue-point="6" draw:end-shape="id39" draw:end-glue-point="4" svg:d="M5699 9509l-1716 3810" svg:viewBox="0 0 1717 3811">
          <text:p/>
        </draw:connector>
        <draw:connector draw:style-name="gr3" draw:text-style-name="P15" draw:layer="layout" draw:type="line" svg:x1="5.699cm" svg:y1="9.509cm" svg:x2="5.634cm" svg:y2="13.319cm" draw:start-shape="id38" draw:start-glue-point="6" draw:end-shape="id40" draw:end-glue-point="4" svg:d="M5699 9509l-65 3810" svg:viewBox="0 0 66 3811">
          <text:p/>
        </draw:connector>
        <draw:custom-shape draw:style-name="gr22" draw:text-style-name="P17" xml:id="id41" draw:id="id41" draw:layer="layout" svg:width="1.524cm" svg:height="1.143cm" svg:x="6.715cm" svg:y="8.366cm">
          <text:p text:style-name="P16"><text:span text:style-name="T19">bend_sh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7.477cm" svg:y2="8.366cm" draw:start-shape="id27" draw:start-glue-point="6" draw:end-shape="id41" draw:end-glue-point="4" svg:d="M9642 7172l-2165 1194" svg:viewBox="0 0 2166 1195">
          <text:p/>
        </draw:connector>
        <draw:custom-shape draw:style-name="gr30" draw:text-style-name="P22" xml:id="id42" draw:id="id42" draw:layer="layout" svg:width="1.108cm" svg:height="0.446cm" svg:x="5.942cm" svg:y="11.984cm">
          <text:p text:style-name="P21"><text:span text:style-name="T24">l_norm_theta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2" xml:id="id43" draw:id="id43" draw:layer="layout" svg:width="1.524cm" svg:height="0.381cm" svg:x="6.523cm" svg:y="12.549cm">
          <text:p text:style-name="P21"><text:span text:style-name="T27">fourier_amplitude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2" xml:id="id44" draw:id="id44" draw:layer="layout" svg:width="1.27cm" svg:height="0.381cm" svg:x="7.901cm" svg:y="12.049cm">
          <text:p text:style-name="P21"><text:span text:style-name="T27">persistence_length.csv</text:span></text:p>
          <text:p text:style-name="P21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477cm" svg:y1="9.509cm" svg:x2="6.496cm" svg:y2="11.984cm" draw:start-shape="id41" draw:start-glue-point="6" draw:end-shape="id42" draw:end-glue-point="4" svg:d="M7477 9509l-981 2475" svg:viewBox="0 0 982 2476">
          <text:p/>
        </draw:connector>
        <draw:connector draw:style-name="gr3" draw:text-style-name="P15" draw:layer="layout" draw:type="line" svg:x1="7.477cm" svg:y1="9.509cm" svg:x2="7.285cm" svg:y2="12.549cm" draw:start-shape="id41" draw:start-glue-point="6" draw:end-shape="id43" draw:end-glue-point="4" svg:d="M7477 9509l-192 3040" svg:viewBox="0 0 193 3041">
          <text:p/>
        </draw:connector>
        <draw:connector draw:style-name="gr3" draw:text-style-name="P15" draw:layer="layout" draw:type="line" svg:x1="7.477cm" svg:y1="9.509cm" svg:x2="8.536cm" svg:y2="12.049cm" draw:start-shape="id41" draw:start-glue-point="6" draw:end-shape="id44" draw:end-glue-point="4" svg:d="M7477 9509l1059 2540" svg:viewBox="0 0 1060 2541">
          <text:p/>
        </draw:connector>
        <draw:custom-shape draw:style-name="gr22" draw:text-style-name="P17" xml:id="id45" draw:id="id45" draw:layer="layout" svg:width="1.524cm" svg:height="1.143cm" svg:x="11.833cm" svg:y="12.684cm">
          <text:p text:style-name="P16"><text:span text:style-name="T19">haxis_discretiz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6" draw:id="id46" draw:layer="layout" svg:width="1.105cm" svg:height="0.48cm" svg:x="11.068cm" svg:y="14.843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2.157cm" svg:y="14.843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7" draw:id="id47" draw:layer="layout" svg:width="1.105cm" svg:height="0.48cm" svg:x="13.354cm" svg:y="14.843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2.595cm" svg:y2="12.684cm" draw:start-shape="id27" draw:start-glue-point="6" draw:end-shape="id45" draw:end-glue-point="4" svg:d="M9642 7172l2953 5512" svg:viewBox="0 0 2954 5513">
          <text:p/>
        </draw:connector>
        <draw:connector draw:style-name="gr3" draw:text-style-name="P15" draw:layer="layout" draw:type="line" svg:x1="12.595cm" svg:y1="13.827cm" svg:x2="11.621cm" svg:y2="14.843cm" draw:start-shape="id45" draw:start-glue-point="6" draw:end-shape="id46" draw:end-glue-point="4" svg:d="M12595 13827l-974 1016" svg:viewBox="0 0 975 1017">
          <text:p/>
        </draw:connector>
        <draw:connector draw:style-name="gr3" draw:text-style-name="P15" draw:layer="layout" draw:type="line" svg:x1="12.595cm" svg:y1="13.827cm" svg:x2="13.907cm" svg:y2="14.843cm" draw:start-shape="id45" draw:start-glue-point="6" draw:end-shape="id47" draw:end-glue-point="4" svg:d="M12595 13827l1312 1016" svg:viewBox="0 0 1313 1017">
          <text:p/>
        </draw:connector>
      </draw:page>
      <draw:page draw:name="page3" draw:style-name="dp1" draw:master-page-name="Default">
        <draw:custom-shape draw:style-name="gr13" draw:text-style-name="P11" xml:id="id48" draw:id="id48" draw:layer="layout" svg:width="2.921cm" svg:height="1.905cm" svg:x="4.302cm" svg:y="2.778cm">
          <text:p text:style-name="P11"><text:span text:style-name="T10"><text:s/></text:span><text:span text:style-name="T10">.pdb</text:span></text:p>
          <text:p text:style-name="P11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49" draw:id="id49" draw:layer="layout" svg:width="3.683cm" svg:height="1.397cm" svg:x="9.128cm" svg:y="3.032cm">
          <text:p text:style-name="P1"><text:span text:style-name="T29">discretize_haxis_to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223cm" svg:y1="3.731cm" svg:x2="9.128cm" svg:y2="3.731cm" draw:start-shape="id48" draw:start-glue-point="7" draw:end-shape="id49" draw:end-glue-point="5" svg:d="M7223 3731h1905" svg:viewBox="0 0 1906 1">
          <text:p/>
        </draw:connector>
        <draw:custom-shape draw:style-name="gr13" draw:text-style-name="P1" xml:id="id50" draw:id="id50" draw:layer="layout" svg:width="2.921cm" svg:height="1.905cm" svg:x="14.081cm" svg:y="2.778cm">
          <text:p text:style-name="P1"><text:span text:style-name="T1">Multiple .pdb</text:span></text:p>
          <text:p text:style-name="P1"><text:span text:style-name="T30">{# of </text:span><text:span text:style-name="T1">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5" draw:layer="layout" draw:type="line" svg:x1="12.811cm" svg:y1="3.731cm" svg:x2="14.081cm" svg:y2="3.731cm" draw:start-shape="id49" draw:start-glue-point="7" draw:end-shape="id50" draw:end-glue-point="5" svg:d="M12811 3731h1270" svg:viewBox="0 0 1271 1">
          <text:p/>
        </draw:connector>
        <draw:custom-shape draw:style-name="gr12" draw:text-style-name="P1" xml:id="id51" draw:id="id51" draw:layer="layout" svg:width="3.683cm" svg:height="1.397cm" svg:x="13.7cm" svg:y="5.826cm">
          <text:p text:style-name="P1"><text:span text:style-name="T29">compress_allpdbs_to_dcd()</text:span></text:p>
          <text:p text:style-name="P1"><text:span text:style-name="T29">make_ref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542cm" svg:y1="4.533cm" svg:x2="15.541cm" svg:y2="5.826cm" draw:start-shape="id50" draw:start-glue-point="6" draw:end-shape="id51" draw:end-glue-point="4" svg:d="M15542 4533l-1 1293" svg:viewBox="0 0 2 1294">
          <text:p/>
        </draw:connector>
        <draw:custom-shape draw:style-name="gr33" draw:text-style-name="P23" xml:id="id52" draw:id="id52" draw:layer="layout" svg:width="1.905cm" svg:height="1.651cm" svg:x="13.446cm" svg:y="7.985cm">
          <text:p text:style-name="P23"><text:span text:style-name="T31">discretized.pd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23" xml:id="id53" draw:id="id53" draw:layer="layout" svg:width="1.905cm" svg:height="1.651cm" svg:x="15.986cm" svg:y="7.985cm">
          <text:p text:style-name="P23"><text:span text:style-name="T32">discretized.dc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541cm" svg:y1="7.223cm" svg:x2="14.399cm" svg:y2="7.985cm" draw:start-shape="id51" draw:start-glue-point="6" draw:end-shape="id52" draw:end-glue-point="4" svg:d="M15541 7223l-1142 762" svg:viewBox="0 0 1143 763">
          <text:p/>
        </draw:connector>
        <draw:connector draw:style-name="gr3" draw:text-style-name="P15" draw:layer="layout" draw:type="line" svg:x1="15.541cm" svg:y1="7.223cm" svg:x2="16.939cm" svg:y2="7.985cm" draw:start-shape="id51" draw:start-glue-point="6" draw:end-shape="id53" draw:end-glue-point="4" svg:d="M15541 7223l1398 762" svg:viewBox="0 0 1399 763">
          <text:p/>
        </draw:connector>
        <draw:custom-shape draw:style-name="gr12" draw:text-style-name="P7" xml:id="id54" draw:id="id54" draw:layer="layout" svg:width="3.683cm" svg:height="1.397cm" svg:x="13.827cm" svg:y="11.16cm">
          <text:p text:style-name="P7"><text:span text:style-name="T6">make_l_norm_theta_hd5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4.399cm" svg:y1="9.539cm" svg:x2="15.668cm" svg:y2="11.16cm" draw:start-shape="id52" draw:start-glue-point="6" draw:end-shape="id54" draw:end-glue-point="4" svg:d="M14399 9539l1269 1621" svg:viewBox="0 0 1270 1622">
          <text:p/>
        </draw:connector>
        <draw:connector draw:style-name="gr3" draw:text-style-name="P15" draw:layer="layout" draw:type="line" svg:x1="16.939cm" svg:y1="9.539cm" svg:x2="15.668cm" svg:y2="11.16cm" draw:start-shape="id53" draw:start-glue-point="6" draw:end-shape="id54" draw:end-glue-point="4" svg:d="M16939 9539l-1271 1621" svg:viewBox="0 0 1272 1622">
          <text:p/>
        </draw:connector>
        <draw:custom-shape draw:style-name="gr34" draw:text-style-name="P23" xml:id="id55" draw:id="id55" draw:layer="layout" svg:width="1.905cm" svg:height="1.905cm" svg:x="14.716cm" svg:y="13.319cm">
          <text:p text:style-name="P23"><text:span text:style-name="T33">l_norm_theta.hdf5</text:span></text:p>
          <text:p text:style-name="P24"><text:span text:style-name="T34">|l</text:span><text:span text:style-name="T35">i</text:span><text:span text:style-name="T34">| |l</text:span><text:span text:style-name="T35">j</text:span><text:span text:style-name="T34">| θ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668cm" svg:y1="12.557cm" svg:x2="15.669cm" svg:y2="13.319cm" draw:start-shape="id54" draw:start-glue-point="6" draw:end-shape="id55" draw:end-glue-point="4" svg:d="M15668 12557l1 762" svg:viewBox="0 0 2 763">
          <text:p/>
        </draw:connector>
        <draw:custom-shape draw:style-name="gr12" draw:text-style-name="P7" xml:id="id56" draw:id="id56" draw:layer="layout" svg:width="3.683cm" svg:height="1.397cm" svg:x="13.954cm" svg:y="16.367cm">
          <text:p text:style-name="P7"><text:span text:style-name="T6">make_fourier_amp_h5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669cm" svg:y1="15.112cm" svg:x2="15.795cm" svg:y2="16.367cm" draw:start-shape="id55" draw:start-glue-point="6" draw:end-shape="id56" draw:end-glue-point="4" svg:d="M15669 15112l126 1255" svg:viewBox="0 0 127 1256">
          <text:p/>
        </draw:connector>
        <draw:custom-shape draw:style-name="gr34" draw:text-style-name="P23" xml:id="id57" draw:id="id57" draw:layer="layout" svg:width="1.905cm" svg:height="1.905cm" svg:x="14.843cm" svg:y="18.907cm">
          <text:p text:style-name="P23"><text:span text:style-name="T31">fourier_amplitude.hdf5</text:span></text:p>
          <text:p text:style-name="P24"><text:span text:style-name="T34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5" draw:layer="layout" svg:x1="15.859cm" svg:y1="17.764cm" svg:x2="15.859cm" svg:y2="18.907cm">
          <text:p/>
        </draw:line>
        <draw:custom-shape draw:style-name="gr35" draw:text-style-name="P23" xml:id="id58" draw:id="id58" draw:layer="layout" svg:width="3.683cm" svg:height="1.524cm" svg:x="13.954cm" svg:y="21.955cm">
          <text:p text:style-name="P23"><text:span text:style-name="T31">make_persistence_length_d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796cm" svg:y1="20.7cm" svg:x2="15.795cm" svg:y2="21.955cm" draw:start-shape="id57" draw:start-glue-point="6" draw:end-shape="id58" draw:end-glue-point="4" svg:d="M15796 20700l-1 1255" svg:viewBox="0 0 2 1256">
          <text:p/>
        </draw:connector>
        <draw:custom-shape draw:style-name="gr34" draw:text-style-name="P23" xml:id="id59" draw:id="id59" draw:layer="layout" svg:width="1.905cm" svg:height="1.905cm" svg:x="14.716cm" svg:y="24.876cm">
          <text:p text:style-name="P23"><text:span text:style-name="T33">persistence_length.csv</text:span></text:p>
          <text:p text:style-name="P24"><text:span text:style-name="T34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795cm" svg:y1="23.479cm" svg:x2="15.669cm" svg:y2="24.876cm" draw:start-shape="id58" draw:start-glue-point="6" draw:end-shape="id59" draw:end-glue-point="4" svg:d="M15795 23479l-126 1397" svg:viewBox="0 0 127 1398">
          <text:p/>
        </draw:connector>
        <draw:custom-shape draw:style-name="gr36" draw:text-style-name="P3" xml:id="id64" draw:id="id64" draw:layer="layout" svg:width="8.128cm" svg:height="10.922cm" svg:x="11.668cm" svg:y="10.2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60" draw:id="id60" draw:layer="layout" svg:width="1.43cm" svg:height="1.291cm" svg:x="1.475cm" svg:y="3.26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2.905cm" svg:y1="3.911cm" svg:x2="4.302cm" svg:y2="3.731cm" draw:start-shape="id60" draw:start-glue-point="7" draw:end-shape="id48" draw:end-glue-point="5" svg:d="M2905 3911l1397-180" svg:viewBox="0 0 1398 181">
          <text:p/>
        </draw:connector>
        <draw:custom-shape draw:style-name="gr9" draw:text-style-name="P7" xml:id="id61" draw:id="id61" draw:layer="layout" svg:width="1.43cm" svg:height="1.291cm" svg:x="11.287cm" svg:y="26.4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14.716cm" svg:y1="25.829cm" svg:x2="12.717cm" svg:y2="27.046cm" draw:start-shape="id59" draw:start-glue-point="5" draw:end-shape="id61" draw:end-glue-point="7" svg:d="M14716 25829l-1999 1217" svg:viewBox="0 0 2000 1218">
          <text:p/>
        </draw:connector>
        <draw:custom-shape draw:style-name="gr37" draw:text-style-name="P3" xml:id="id62" draw:id="id62" draw:layer="layout" svg:width="16.637cm" svg:height="7.493cm" svg:x="1.381cm" svg:y="2.39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xml:id="id63" draw:id="id63" draw:layer="layout" svg:width="15.367cm" svg:height="0.762cm" svg:x="3.159cm" svg:y="1.282cm">
          <text:p text:style-name="P6"><text:span text:style-name="T5">smsl_na/notebooks/curves/discretize_compress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15" draw:layer="layout" draw:line-skew="0.515cm" svg:x1="18.018cm" svg:y1="6.143cm" svg:x2="18.526cm" svg:y2="1.663cm" draw:start-shape="id62" draw:start-glue-point="1" draw:end-shape="id63" draw:end-glue-point="7" svg:d="M18018 6143h1524v-4480h-1016" svg:viewBox="0 0 1525 4481">
          <text:p/>
        </draw:connector>
        <draw:custom-shape draw:style-name="gr40" draw:text-style-name="P25" xml:id="id65" draw:id="id65" draw:layer="layout" svg:width="9.906cm" svg:height="0.508cm" svg:x="1.381cm" svg:y="13.065cm">
          <text:p text:style-name="P23"><text:span text:style-name="T36">smsl_na/notebooks/curves/</text:span><text:span text:style-name="T37">generate_fourier_amplitude.ipynb</text:span></text:p>
          <draw:enhanced-geometry svg:viewBox="0 0 21600 21600" draw:type="rectangle" draw:enhanced-path="M 0 0 L 21600 0 21600 21600 0 21600 0 0 Z N"/>
        </draw:custom-shape>
        <draw:connector draw:style-name="gr39" draw:text-style-name="P15" draw:layer="layout" svg:x1="11.668cm" svg:y1="15.732cm" svg:x2="6.334cm" svg:y2="13.573cm" draw:start-shape="id64" draw:start-glue-point="3" draw:end-shape="id65" draw:end-glue-point="2" svg:d="M11668 15732h-5334v-2159" svg:viewBox="0 0 5335 2160">
          <text:p/>
        </draw:connector>
      </draw:page>
      <draw:page draw:name="page4" draw:style-name="dp1" draw:master-page-name="Default"/>
      <draw:page draw:name="page5" draw:style-name="dp1" draw:master-page-name="Default">
        <draw:custom-shape draw:style-name="gr13" draw:text-style-name="P1" draw:layer="layout" svg:width="2.921cm" svg:height="1.905cm" svg:x="1.254cm" svg:y="1.378cm">
          <text:p text:style-name="P1"><text:span text:style-name="T1">Multiple .lis</text:span></text:p>
          <text:p text:style-name="P1"><text:span text:style-name="T1">{# of .lis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10T23:08:37.130895666</dc:date>
    <meta:editing-duration>PT7H5M14S</meta:editing-duration>
    <meta:editing-cycles>60</meta:editing-cycles>
    <meta:generator>LibreOffice/6.4.7.2$Linux_X86_64 LibreOffice_project/40$Build-2</meta:generator>
    <meta:document-statistic meta:object-count="136"/>
  </office:meta>
</office:document-meta>
</file>